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931cm" svg:height="8.398cm" svg:x="0.3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50:58.133762822</dc:date>
    <meta:editing-duration>PT3M4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32cm" svg:height="8.399cm" xlink:href="." xlink:type="simple" chart:class="chart:scatter" chart:style-name="ch1">
        <chart:plot-area chart:style-name="ch2" chart:data-source-has-labels="both" svg:x="0.298cm" svg:y="0.167cm" svg:width="14.336cm" svg:height="8.065cm">
          <chartooo:coordinate-region svg:x="0.84cm" svg:y="0.366cm" svg:width="13.701cm" svg:height="7.66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